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4.071cm"/>
    </style:style>
    <style:style style:name="co7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 fo:padding-bottom="0.049cm" fo:padding-left="0.035cm" fo:padding-right="0.035cm" fo:padding-top="0.049cm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/01/2011</text:date>, <text:time>11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9T11:02:18</dc:date>
    <dc:creator>Live user</dc:creator>
    <meta:editing-duration>PT04H34M43S</meta:editing-duration>
    <meta:editing-cycles>36</meta:editing-cycles>
    <meta:generator>OpenOffice.org/3.2$Linux OpenOffice.org_project/320m12$Build-9483</meta:generator>
    <meta:document-statistic meta:table-count="2" meta:cell-count="179" meta:object-count="0"/>
  </office:meta>
</office:document-meta>
</file>